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9e5" officeooo:paragraph-rsid="000b89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Do a calculator program <text:s/>to perform different arrithematic operations using delegate concept </text:p>
      <text:p text:style-name="Standard"/>
      <text:p text:style-name="Standard">2 Do the HCF &amp; LCM program using delegates and event concept <text:s text:c="7"/></text:p>
      <text:p text:style-name="Standard"/>
      <text:p text:style-name="Standard">3 Do <text:s/>the same calculator program but here use the Anonymous method .</text:p>
      <text:p text:style-name="Standard"/>
      <text:p text:style-name="Standard">4 Write a C# program to create a function to input a string and count number of words are present <text:s/>in the string , then <text:s/>print them separately in an event.</text:p>
      <text:p text:style-name="Standard"/>
      <text:p text:style-name="P1">5 write a c# program to find out from the given angle values whether a geometrical shape <text:s/>can be formed or not . if yes then what type of shape it is. Use anonymous method , event and delega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4:38:32.760000000</meta:creation-date>
    <dc:date>2021-09-22T14:46:48.357000000</dc:date>
    <meta:editing-duration>PT8M16S</meta:editing-duration>
    <meta:editing-cycles>1</meta:editing-cycles>
    <meta:document-statistic meta:table-count="0" meta:image-count="0" meta:object-count="0" meta:page-count="1" meta:paragraph-count="5" meta:word-count="107" meta:character-count="579" meta:non-whitespace-character-count="463"/>
    <meta:generator>LibreOffice/7.1.1.2$Windows_X86_64 LibreOffice_project/fe0b08f4af1bacafe4c7ecc87ce55bb426164676</meta:generator>
  </office:meta>
</office:document-meta>
</file>